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5d5a9" draw:textarea-horizontal-align="left" draw:textarea-vertical-align="middle" draw:auto-grow-height="false" fo:padding-left="0.508cm"/>
    </style:style>
    <style:style style:name="gr2" style:family="graphic" style:parent-style-name="standard">
      <style:graphic-properties draw:stroke="none" svg:stroke-color="#000000" draw:fill="none" draw:fill-color="#ffffff" fo:min-height="0.907cm"/>
    </style:style>
    <style:style style:name="gr3" style:family="graphic" style:parent-style-name="standard">
      <style:graphic-properties draw:fill="solid" draw:fill-color="#f8d583" draw:textarea-horizontal-align="justify" draw:textarea-vertical-align="middle" draw:auto-grow-height="false" fo:padding-left="-0.508cm"/>
    </style:style>
    <style:style style:name="gr4" style:family="graphic" style:parent-style-name="standard">
      <style:graphic-properties draw:fill="solid" draw:fill-color="#a3b8cb" draw:textarea-horizontal-align="center" draw:textarea-vertical-align="middle"/>
    </style:style>
    <style:style style:name="gr5" style:family="graphic" style:parent-style-name="standard">
      <style:graphic-properties draw:fill="solid" draw:fill-color="#c5d5a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8d58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3b8cb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4.254cm" svg:height="0.86cm" svg:x="4.697cm" svg:y="12.204cm">
          <text:p text:style-name="P1">Protocol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71cm" svg:height="1.225cm" draw:transform="rotate (1.5707963267946) translate (3.306cm 15.512cm)">
          <draw:text-box>
            <text:p text:style-name="P2"><text:span text:style-name="T1">Server</text:span></text:p>
          </draw:text-box>
        </draw:frame>
        <draw:custom-shape draw:style-name="gr3" draw:text-style-name="P1" draw:layer="layout" svg:width="14.254cm" svg:height="1.29cm" svg:x="4.697cm" svg:y="13.428cm">
          <text:p text:style-name="P1">Wonderland Protocol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4.101cm" svg:height="1.455cm" svg:x="4.73cm" svg:y="15.115cm">
          <text:p text:style-name="P1">Connection 1<text:line-break/>Handler</text:p>
        </draw:rect>
        <draw:rect draw:style-name="gr4" draw:text-style-name="P3" draw:layer="layout" svg:width="4.101cm" svg:height="1.455cm" svg:x="9.791cm" svg:y="15.116cm">
          <text:p text:style-name="P1">Connection 2<text:line-break/>Handler</text:p>
        </draw:rect>
        <draw:rect draw:style-name="gr4" draw:text-style-name="P3" draw:layer="layout" svg:width="4.101cm" svg:height="1.455cm" svg:x="14.851cm" svg:y="15.116cm">
          <text:p text:style-name="P1">Connection 3<text:line-break/>Handler</text:p>
        </draw:rect>
        <draw:custom-shape draw:style-name="gr1" draw:text-style-name="P1" draw:layer="layout" svg:width="14.254cm" svg:height="0.86cm" svg:x="4.697cm" svg:y="7.606cm">
          <text:p text:style-name="P1">Protocol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71cm" svg:height="1.225cm" draw:transform="rotate (1.5707963267946) translate (3.306cm 8.004cm)">
          <draw:text-box>
            <text:p text:style-name="P2"><text:span text:style-name="T1">Client</text:span></text:p>
          </draw:text-box>
        </draw:frame>
        <draw:custom-shape draw:style-name="gr3" draw:text-style-name="P1" draw:layer="layout" svg:width="14.254cm" svg:height="1.29cm" svg:x="4.697cm" svg:y="5.92cm">
          <text:p text:style-name="P1">Wonderland Session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4.101cm" svg:height="1.455cm" svg:x="4.73cm" svg:y="4.002cm">
          <text:p text:style-name="P1">Connection 1</text:p>
        </draw:rect>
        <draw:rect draw:style-name="gr4" draw:text-style-name="P3" draw:layer="layout" svg:width="4.101cm" svg:height="1.455cm" svg:x="9.791cm" svg:y="4.003cm">
          <text:p text:style-name="P1">Connection 2</text:p>
        </draw:rect>
        <draw:rect draw:style-name="gr4" draw:text-style-name="P3" draw:layer="layout" svg:width="4.101cm" svg:height="1.455cm" svg:x="14.851cm" svg:y="4.003cm">
          <text:p text:style-name="P1">Connection 3</text:p>
        </draw:rect>
        <draw:custom-shape draw:style-name="gr5" draw:text-style-name="P3" draw:layer="layout" svg:width="1.29cm" svg:height="3.34cm" svg:x="5.023cm" svg:y="8.698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3.106cm" svg:height="2.45cm" svg:x="5.949cm" svg:y="8.731cm">
          <draw:text-box>
            <text:p text:style-name="P4">Protocol</text:p>
            <text:p text:style-name="P4">Selection</text:p>
            <text:p text:style-name="P4">Message</text:p>
          </draw:text-box>
        </draw:frame>
        <draw:custom-shape draw:style-name="gr7" draw:text-style-name="P3" draw:layer="layout" svg:width="1.29cm" svg:height="6.019cm" svg:x="9.72cm" svg:y="7.342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1.257cm" svg:height="9.194cm" svg:x="14.679cm" svg:y="5.689cm">
          <text:p text:style-name="P4"/>
          <draw:enhanced-geometry svg:viewBox="0 0 21600 21600" draw:text-areas="?f0 ?f8 ?f2 ?f9" draw:type="up-down-arrow" draw:modifiers="5219.71383147854 3183.0342577487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layer="layout" svg:width="3.702cm" svg:height="2.45cm" svg:x="10.683cm" svg:y="8.998cm">
          <draw:text-box>
            <text:p text:style-name="P4">Connection</text:p>
            <text:p text:style-name="P4">Setup</text:p>
            <text:p text:style-name="P4">Messages</text:p>
          </draw:text-box>
        </draw:frame>
        <draw:frame draw:style-name="gr6" draw:layer="layout" svg:width="3.702cm" svg:height="1.717cm" svg:x="15.606cm" svg:y="9.328cm">
          <draw:text-box>
            <text:p text:style-name="P4">Connection</text:p>
            <text:p text:style-name="P4">Messag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Jonathan Kaplan</meta:initial-creator>
    <meta:creation-date>2008-08-12T18:09:04</meta:creation-date>
    <dc:creator>Jonathan Kaplan</dc:creator>
    <dc:date>2008-08-12T20:58:06</dc:date>
    <dc:language>en-US</dc:language>
    <meta:editing-cycles>5</meta:editing-cycles>
    <meta:editing-duration>PT2H32M17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